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B0000032211FA87486ECCBB3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639cm" fo:min-width="1.81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2.168cm" svg:x="1cm" svg:y="7.885cm">
          <draw:image xlink:href="Pictures/100002010000050B0000032211FA87486ECCBB33.png" xlink:type="simple" xlink:show="embed" xlink:actuate="onLoad">
            <text:p/>
          </draw:image>
        </draw:frame>
        <draw:line draw:style-name="gr2" draw:text-style-name="P2" draw:layer="layout" svg:x1="19.288cm" svg:y1="10.652cm" svg:x2="20.177cm" svg:y2="9.636cm">
          <text:p/>
        </draw:line>
        <draw:custom-shape draw:style-name="gr3" draw:text-style-name="P3" draw:layer="layout" svg:width="2.318cm" svg:height="0.889cm" svg:x="18.018cm" svg:y="10.525cm">
          <text:p text:style-name="P1">Setting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6-23T22:24:31.893393571</dc:date>
    <meta:editing-duration>PT2M34S</meta:editing-duration>
    <meta:editing-cycles>1</meta:editing-cycles>
    <meta:document-statistic meta:object-count="3"/>
    <meta:generator>LibreOffice/6.0.7.3$Linux_X86_64 LibreOffice_project/00m0$Build-3</meta:generator>
  </office:meta>
</office:document-meta>
</file>